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cm" svg:stroke-color="#000000" draw:stroke-linejoin="round" svg:stroke-linecap="butt" draw:fill="none"/>
    </style:style>
    <style:style style:name="gr3" style:family="graphic" style:parent-style-name="standard">
      <style:graphic-properties draw:stroke="solid" svg:stroke-width="0.003cm" svg:stroke-color="#000000" draw:stroke-linejoin="miter" svg:stroke-linecap="butt" draw:fill="none" fo:padding-top="0.001cm" fo:padding-bottom="0.001cm" fo:padding-left="0.001cm" fo:padding-right="0.001cm"/>
    </style:style>
    <style:style style:name="gr4" style:family="graphic" style:parent-style-name="standard">
      <style:graphic-properties draw:stroke="none" draw:fill="solid" draw:fill-color="#000000"/>
    </style:style>
    <style:style style:name="gr5" style:family="graphic" style:parent-style-name="standard">
      <style:graphic-properties draw:stroke="none" draw:fill="none" draw:fill-color="#ffffff" fo:min-height="0.938cm"/>
    </style:style>
    <style:style style:name="gr6" style:family="graphic" style:parent-style-name="standard">
      <style:graphic-properties draw:stroke="none" draw:fill="none" draw:fill-color="#ffffff" fo:min-height="17.362cm"/>
    </style:style>
    <style:style style:name="gr7" style:family="graphic" style:parent-style-name="standard">
      <style:graphic-properties draw:stroke="none" svg:stroke-color="#000000" draw:fill="none" draw:fill-color="#ffffff" fo:min-height="1.721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text-properties fo:font-style="italic"/>
    </style:style>
    <style:style style:name="P5" style:family="paragraph">
      <loext:graphic-properties draw:fill="none" draw:fill-color="#ffffff"/>
      <style:text-properties fo:font-style="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997cm" svg:height="29.7cm" svg:x="-0.398cm" svg:y="-0.201cm" svg:viewBox="0 0 20998 29701" draw:points="0,0 20998,0 20998,29701 0,29701">
          <text:p/>
        </draw:polygon>
        <draw:line draw:style-name="gr2" draw:text-style-name="P2" draw:layer="layout" svg:x1="12.301cm" svg:y1="10.699cm" svg:x2="12.4cm" svg:y2="10.699cm">
          <text:p/>
        </draw:line>
        <draw:path draw:style-name="gr1" draw:text-style-name="P1" draw:layer="layout" svg:width="4.999cm" svg:height="5.003cm" svg:x="4cm" svg:y="2.998cm" svg:viewBox="0 0 5000 5004" svg:d="M2501 0c1416 0 2499 1083 2499 2501s-1083 2503-2499 2503c-1418 0-2501-1085-2501-2503s1083-2501 2501-2501zM0 0zM5000 5004z">
          <text:p/>
        </draw:path>
        <draw:path draw:style-name="gr2" draw:text-style-name="P2" draw:layer="layout" svg:width="4.999cm" svg:height="5.003cm" svg:x="4cm" svg:y="2.998cm" svg:viewBox="0 0 5000 5004" svg:d="M2501 0c1416 0 2499 1083 2499 2501s-1083 2503-2499 2503c-1418 0-2501-1085-2501-2503s1083-2501 2501-2501z">
          <text:p/>
        </draw:path>
        <draw:polygon draw:style-name="gr2" draw:text-style-name="P2" draw:layer="layout" svg:width="0cm" svg:height="0cm" svg:x="4cm" svg:y="2.998cm" svg:viewBox="0 0 0 0" draw:points="0,0">
          <text:p/>
        </draw:polygon>
        <draw:polygon draw:style-name="gr2" draw:text-style-name="P2" draw:layer="layout" svg:width="0cm" svg:height="0cm" svg:x="8.999cm" svg:y="8.001cm" svg:viewBox="0 0 0 0" draw:points="0,0">
          <text:p/>
        </draw:polygon>
        <draw:path draw:style-name="gr1" draw:text-style-name="P1" draw:layer="layout" svg:width="2.001cm" svg:height="2cm" svg:x="5.499cm" svg:y="4.501cm" svg:viewBox="0 0 2002 2001" svg:d="M1002 0c566 0 1000 430 1000 999 0 568-434 1002-1000 1002-568 0-1002-434-1002-1002 0-569 434-999 1002-999zM0 0zM2002 2001z">
          <text:p/>
        </draw:path>
        <draw:path draw:style-name="gr2" draw:text-style-name="P2" draw:layer="layout" svg:width="2.001cm" svg:height="2cm" svg:x="5.499cm" svg:y="4.501cm" svg:viewBox="0 0 2002 2001" svg:d="M1002 0c566 0 1000 430 1000 999 0 568-434 1002-1000 1002-568 0-1002-434-1002-1002 0-569 434-999 1002-999z">
          <text:p/>
        </draw:path>
        <draw:polygon draw:style-name="gr2" draw:text-style-name="P2" draw:layer="layout" svg:width="0cm" svg:height="0cm" svg:x="5.499cm" svg:y="4.501cm" svg:viewBox="0 0 0 0" draw:points="0,0">
          <text:p/>
        </draw:polygon>
        <draw:polygon draw:style-name="gr2" draw:text-style-name="P2" draw:layer="layout" svg:width="0cm" svg:height="0cm" svg:x="7.5cm" svg:y="6.501cm" svg:viewBox="0 0 0 0" draw:points="0,0">
          <text:p/>
        </draw:polygon>
        <draw:line draw:style-name="gr2" draw:text-style-name="P2" draw:layer="layout" svg:x1="6.501cm" svg:y1="2.501cm" svg:x2="6.501cm" svg:y2="8.399cm">
          <text:p/>
        </draw:line>
        <draw:line draw:style-name="gr3" draw:text-style-name="P2" draw:layer="layout" svg:x1="8.498cm" svg:y1="5.679cm" svg:x2="8.498cm" svg:y2="7.969cm">
          <text:p/>
        </draw:line>
        <draw:polygon draw:style-name="gr4" draw:text-style-name="P3" draw:layer="layout" svg:width="0.3cm" svg:height="0.299cm" svg:x="8.35cm" svg:y="5.401cm" svg:viewBox="0 0 301 300" draw:points="123,297 95,290 67,276 42,255 24,230 10,205 3,177 0,149 3,123 10,91 24,67 42,42 67,24 95,10 123,0 151,0 177,0 205,10 234,24 255,42 276,67 290,91 297,123 301,149 297,177 290,205 276,230 255,255 234,276 205,290 177,297 151,300">
          <text:p/>
        </draw:polygon>
        <draw:polygon draw:style-name="gr4" draw:text-style-name="P3" draw:layer="layout" svg:width="0.3cm" svg:height="0.448cm" svg:x="8.35cm" svg:y="7.951cm" svg:viewBox="0 0 301 449" draw:points="148,449 301,0 0,0">
          <text:p/>
        </draw:polygon>
        <draw:line draw:style-name="gr3" draw:text-style-name="P2" draw:layer="layout" svg:x1="4.501cm" svg:y1="5.319cm" svg:x2="4.501cm" svg:y2="3.129cm">
          <text:p/>
        </draw:line>
        <draw:polygon draw:style-name="gr4" draw:text-style-name="P3" draw:layer="layout" svg:width="0.3cm" svg:height="0.3cm" svg:x="4.349cm" svg:y="5.298cm" svg:viewBox="0 0 301 301" draw:points="177,4 205,11 233,25 258,46 275,71 291,95 298,124 301,152 298,180 291,208 275,233 258,259 233,276 205,291 177,301 148,301 124,301 96,291 67,276 46,259 25,233 11,208 4,180 0,152 4,124 11,95 25,71 46,46 67,25 96,11 124,4 148,0">
          <text:p/>
        </draw:polygon>
        <draw:polygon draw:style-name="gr4" draw:text-style-name="P3" draw:layer="layout" svg:width="0.3cm" svg:height="0.452cm" svg:x="4.349cm" svg:y="2.698cm" svg:viewBox="0 0 301 453" draw:points="152,0 0,453 301,453">
          <text:p/>
        </draw:polygon>
        <draw:line draw:style-name="gr2" draw:text-style-name="P2" draw:layer="layout" svg:x1="7.898cm" svg:y1="5.499cm" svg:x2="8.399cm" svg:y2="5.499cm">
          <text:p/>
        </draw:line>
        <draw:line draw:style-name="gr2" draw:text-style-name="P2" draw:layer="layout" svg:x1="7.2cm" svg:y1="5.499cm" svg:x2="7.701cm" svg:y2="5.499cm">
          <text:p/>
        </draw:line>
        <draw:line draw:style-name="gr2" draw:text-style-name="P2" draw:layer="layout" svg:x1="6.3cm" svg:y1="5.499cm" svg:x2="6.801cm" svg:y2="5.499cm">
          <text:p/>
        </draw:line>
        <draw:line draw:style-name="gr2" draw:text-style-name="P2" draw:layer="layout" svg:x1="5.298cm" svg:y1="5.499cm" svg:x2="5.799cm" svg:y2="5.499cm">
          <text:p/>
        </draw:line>
        <draw:line draw:style-name="gr2" draw:text-style-name="P2" draw:layer="layout" svg:x1="4.6cm" svg:y1="5.499cm" svg:x2="5.101cm" svg:y2="5.499cm">
          <text:p/>
        </draw:line>
        <draw:line draw:style-name="gr3" draw:text-style-name="P2" draw:layer="layout" svg:x1="4.43cm" svg:y1="8.999cm" svg:x2="8.568cm" svg:y2="8.999cm">
          <text:p/>
        </draw:line>
        <draw:polygon draw:style-name="gr4" draw:text-style-name="P3" draw:layer="layout" svg:width="0.448cm" svg:height="0.3cm" svg:x="4cm" svg:y="8.851cm" svg:viewBox="0 0 449 301" draw:points="0,148 449,301 449,0">
          <text:p/>
        </draw:polygon>
        <draw:polygon draw:style-name="gr4" draw:text-style-name="P3" draw:layer="layout" svg:width="0.448cm" svg:height="0.3cm" svg:x="8.551cm" svg:y="8.851cm" svg:viewBox="0 0 449 301" draw:points="449,148 0,0 0,301">
          <text:p/>
        </draw:polygon>
        <draw:line draw:style-name="gr2" draw:text-style-name="P2" draw:layer="layout" svg:x1="8.999cm" svg:y1="5.598cm" svg:x2="8.999cm" svg:y2="6.198cm">
          <text:p/>
        </draw:line>
        <draw:line draw:style-name="gr2" draw:text-style-name="P2" draw:layer="layout" svg:x1="4cm" svg:y1="8.399cm" svg:x2="4cm" svg:y2="9.2cm">
          <text:p/>
        </draw:line>
        <draw:line draw:style-name="gr2" draw:text-style-name="P2" draw:layer="layout" svg:x1="4cm" svg:y1="7.5cm" svg:x2="4cm" svg:y2="8.099cm">
          <text:p/>
        </draw:line>
        <draw:line draw:style-name="gr2" draw:text-style-name="P2" draw:layer="layout" svg:x1="4cm" svg:y1="6.6cm" svg:x2="4cm" svg:y2="7.2cm">
          <text:p/>
        </draw:line>
        <draw:line draw:style-name="gr2" draw:text-style-name="P2" draw:layer="layout" svg:x1="4cm" svg:y1="5.7cm" svg:x2="4cm" svg:y2="6.3cm">
          <text:p/>
        </draw:line>
        <draw:line draw:style-name="gr2" draw:text-style-name="P2" draw:layer="layout" svg:x1="8.999cm" svg:y1="6.501cm" svg:x2="8.999cm" svg:y2="7.101cm">
          <text:p/>
        </draw:line>
        <draw:line draw:style-name="gr2" draw:text-style-name="P2" draw:layer="layout" svg:x1="8.999cm" svg:y1="7.401cm" svg:x2="8.999cm" svg:y2="8.001cm">
          <text:p/>
        </draw:line>
        <draw:line draw:style-name="gr2" draw:text-style-name="P2" draw:layer="layout" svg:x1="8.999cm" svg:y1="8.3cm" svg:x2="8.999cm" svg:y2="9.2cm">
          <text:p/>
        </draw:line>
        <draw:line draw:style-name="gr3" draw:text-style-name="P2" draw:layer="layout" svg:x1="1.799cm" svg:y1="5.499cm" svg:x2="2.571cm" svg:y2="5.499cm">
          <text:p/>
        </draw:line>
        <draw:polygon draw:style-name="gr4" draw:text-style-name="P3" draw:layer="layout" svg:width="0.448cm" svg:height="0.3cm" svg:x="2.55cm" svg:y="5.351cm" svg:viewBox="0 0 449 301" draw:points="449,148 0,0 0,301">
          <text:p/>
        </draw:polygon>
        <draw:line draw:style-name="gr3" draw:text-style-name="P2" draw:layer="layout" svg:x1="10.431cm" svg:y1="5.499cm" svg:x2="10.999cm" svg:y2="5.499cm">
          <text:p/>
        </draw:line>
        <draw:polygon draw:style-name="gr4" draw:text-style-name="P3" draw:layer="layout" svg:width="0.448cm" svg:height="0.3cm" svg:x="10.001cm" svg:y="5.351cm" svg:viewBox="0 0 449 301" draw:points="0,148 449,301 449,0">
          <text:p/>
        </draw:polygon>
        <draw:line draw:style-name="gr2" draw:text-style-name="P2" draw:layer="layout" svg:x1="10.001cm" svg:y1="4.6cm" svg:x2="10.001cm" svg:y2="6.501cm">
          <text:p/>
        </draw:line>
        <draw:line draw:style-name="gr2" draw:text-style-name="P2" draw:layer="layout" svg:x1="2.998cm" svg:y1="4.501cm" svg:x2="2.998cm" svg:y2="6.399cm">
          <text:p/>
        </draw:line>
        <draw:line draw:style-name="gr2" draw:text-style-name="P2" draw:layer="layout" svg:x1="8.798cm" svg:y1="6.501cm" svg:x2="10.001cm" svg:y2="6.501cm">
          <text:p/>
        </draw:line>
        <draw:line draw:style-name="gr2" draw:text-style-name="P2" draw:layer="layout" svg:x1="8.9cm" svg:y1="4.6cm" svg:x2="10.001cm" svg:y2="4.6cm">
          <text:p/>
        </draw:line>
        <draw:line draw:style-name="gr2" draw:text-style-name="P2" draw:layer="layout" svg:x1="2.998cm" svg:y1="4.501cm" svg:x2="4.099cm" svg:y2="4.501cm">
          <text:p/>
        </draw:line>
        <draw:line draw:style-name="gr2" draw:text-style-name="P2" draw:layer="layout" svg:x1="2.998cm" svg:y1="6.399cm" svg:x2="4.201cm" svg:y2="6.399cm">
          <text:p/>
        </draw:line>
        <draw:line draw:style-name="gr3" draw:text-style-name="P2" draw:layer="layout" svg:x1="2.998cm" svg:y1="4.632cm" svg:x2="3.133cm" svg:y2="4.501cm">
          <text:p/>
        </draw:line>
        <draw:line draw:style-name="gr3" draw:text-style-name="P2" draw:layer="layout" svg:x1="2.998cm" svg:y1="4.774cm" svg:x2="3.271cm" svg:y2="4.501cm">
          <text:p/>
        </draw:line>
        <draw:line draw:style-name="gr3" draw:text-style-name="P2" draw:layer="layout" svg:x1="2.998cm" svg:y1="4.911cm" svg:x2="3.412cm" svg:y2="4.501cm">
          <text:p/>
        </draw:line>
        <draw:line draw:style-name="gr3" draw:text-style-name="P2" draw:layer="layout" svg:x1="2.998cm" svg:y1="5.052cm" svg:x2="3.553cm" svg:y2="4.501cm">
          <text:p/>
        </draw:line>
        <draw:line draw:style-name="gr3" draw:text-style-name="P2" draw:layer="layout" svg:x1="2.998cm" svg:y1="5.193cm" svg:x2="3.694cm" svg:y2="4.501cm">
          <text:p/>
        </draw:line>
        <draw:line draw:style-name="gr3" draw:text-style-name="P2" draw:layer="layout" svg:x1="2.998cm" svg:y1="5.331cm" svg:x2="3.832cm" svg:y2="4.501cm">
          <text:p/>
        </draw:line>
        <draw:line draw:style-name="gr3" draw:text-style-name="P2" draw:layer="layout" svg:x1="2.998cm" svg:y1="5.472cm" svg:x2="3.973cm" svg:y2="4.501cm">
          <text:p/>
        </draw:line>
        <draw:line draw:style-name="gr3" draw:text-style-name="P2" draw:layer="layout" svg:x1="2.998cm" svg:y1="5.613cm" svg:x2="4.001cm" svg:y2="4.61cm">
          <text:p/>
        </draw:line>
        <draw:line draw:style-name="gr3" draw:text-style-name="P2" draw:layer="layout" svg:x1="2.998cm" svg:y1="5.751cm" svg:x2="4.001cm" svg:y2="4.751cm">
          <text:p/>
        </draw:line>
        <draw:line draw:style-name="gr3" draw:text-style-name="P2" draw:layer="layout" svg:x1="2.998cm" svg:y1="5.892cm" svg:x2="4.001cm" svg:y2="4.893cm">
          <text:p/>
        </draw:line>
        <draw:line draw:style-name="gr3" draw:text-style-name="P2" draw:layer="layout" svg:x1="2.998cm" svg:y1="6.033cm" svg:x2="4.001cm" svg:y2="5.03cm">
          <text:p/>
        </draw:line>
        <draw:line draw:style-name="gr3" draw:text-style-name="P2" draw:layer="layout" svg:x1="2.998cm" svg:y1="6.174cm" svg:x2="4.001cm" svg:y2="5.171cm">
          <text:p/>
        </draw:line>
        <draw:line draw:style-name="gr3" draw:text-style-name="P2" draw:layer="layout" svg:x1="2.998cm" svg:y1="6.312cm" svg:x2="4.001cm" svg:y2="5.312cm">
          <text:p/>
        </draw:line>
        <draw:line draw:style-name="gr3" draw:text-style-name="P2" draw:layer="layout" svg:x1="3.051cm" svg:y1="6.4cm" svg:x2="4.001cm" svg:y2="5.45cm">
          <text:p/>
        </draw:line>
        <draw:line draw:style-name="gr3" draw:text-style-name="P2" draw:layer="layout" svg:x1="3.192cm" svg:y1="6.4cm" svg:x2="4.001cm" svg:y2="5.591cm">
          <text:p/>
        </draw:line>
        <draw:line draw:style-name="gr3" draw:text-style-name="P2" draw:layer="layout" svg:x1="3.333cm" svg:y1="6.4cm" svg:x2="4.001cm" svg:y2="5.732cm">
          <text:p/>
        </draw:line>
        <draw:line draw:style-name="gr3" draw:text-style-name="P2" draw:layer="layout" svg:x1="3.471cm" svg:y1="6.4cm" svg:x2="4.001cm" svg:y2="5.873cm">
          <text:p/>
        </draw:line>
        <draw:line draw:style-name="gr3" draw:text-style-name="P2" draw:layer="layout" svg:x1="3.612cm" svg:y1="6.4cm" svg:x2="4.001cm" svg:y2="6.011cm">
          <text:p/>
        </draw:line>
        <draw:line draw:style-name="gr3" draw:text-style-name="P2" draw:layer="layout" svg:x1="3.753cm" svg:y1="6.4cm" svg:x2="4.001cm" svg:y2="6.152cm">
          <text:p/>
        </draw:line>
        <draw:line draw:style-name="gr3" draw:text-style-name="P2" draw:layer="layout" svg:x1="3.891cm" svg:y1="6.4cm" svg:x2="4.001cm" svg:y2="6.293cm">
          <text:p/>
        </draw:line>
        <draw:line draw:style-name="gr3" draw:text-style-name="P2" draw:layer="layout" svg:x1="8.999cm" svg:y1="4.731cm" svg:x2="9.134cm" svg:y2="4.6cm">
          <text:p/>
        </draw:line>
        <draw:line draw:style-name="gr3" draw:text-style-name="P2" draw:layer="layout" svg:x1="8.999cm" svg:y1="4.872cm" svg:x2="9.272cm" svg:y2="4.6cm">
          <text:p/>
        </draw:line>
        <draw:line draw:style-name="gr3" draw:text-style-name="P2" draw:layer="layout" svg:x1="8.999cm" svg:y1="5.013cm" svg:x2="9.413cm" svg:y2="4.6cm">
          <text:p/>
        </draw:line>
        <draw:line draw:style-name="gr3" draw:text-style-name="P2" draw:layer="layout" svg:x1="8.999cm" svg:y1="5.151cm" svg:x2="9.554cm" svg:y2="4.6cm">
          <text:p/>
        </draw:line>
        <draw:line draw:style-name="gr3" draw:text-style-name="P2" draw:layer="layout" svg:x1="8.999cm" svg:y1="5.292cm" svg:x2="9.691cm" svg:y2="4.6cm">
          <text:p/>
        </draw:line>
        <draw:line draw:style-name="gr3" draw:text-style-name="P2" draw:layer="layout" svg:x1="8.999cm" svg:y1="5.433cm" svg:x2="9.832cm" svg:y2="4.6cm">
          <text:p/>
        </draw:line>
        <draw:line draw:style-name="gr3" draw:text-style-name="P2" draw:layer="layout" svg:x1="8.999cm" svg:y1="5.571cm" svg:x2="9.974cm" svg:y2="4.6cm">
          <text:p/>
        </draw:line>
        <draw:line draw:style-name="gr3" draw:text-style-name="P2" draw:layer="layout" svg:x1="8.999cm" svg:y1="5.712cm" svg:x2="10.002cm" svg:y2="4.713cm">
          <text:p/>
        </draw:line>
        <draw:line draw:style-name="gr3" draw:text-style-name="P2" draw:layer="layout" svg:x1="8.999cm" svg:y1="5.853cm" svg:x2="10.002cm" svg:y2="4.85cm">
          <text:p/>
        </draw:line>
        <draw:line draw:style-name="gr3" draw:text-style-name="P2" draw:layer="layout" svg:x1="8.999cm" svg:y1="5.994cm" svg:x2="10.002cm" svg:y2="4.991cm">
          <text:p/>
        </draw:line>
        <draw:line draw:style-name="gr3" draw:text-style-name="P2" draw:layer="layout" svg:x1="8.999cm" svg:y1="6.132cm" svg:x2="10.002cm" svg:y2="5.132cm">
          <text:p/>
        </draw:line>
        <draw:line draw:style-name="gr3" draw:text-style-name="P2" draw:layer="layout" svg:x1="8.999cm" svg:y1="6.273cm" svg:x2="10.002cm" svg:y2="5.27cm">
          <text:p/>
        </draw:line>
        <draw:line draw:style-name="gr3" draw:text-style-name="P2" draw:layer="layout" svg:x1="8.999cm" svg:y1="6.414cm" svg:x2="10.002cm" svg:y2="5.411cm">
          <text:p/>
        </draw:line>
        <draw:line draw:style-name="gr3" draw:text-style-name="P2" draw:layer="layout" svg:x1="9.052cm" svg:y1="6.502cm" svg:x2="10.002cm" svg:y2="5.552cm">
          <text:p/>
        </draw:line>
        <draw:line draw:style-name="gr3" draw:text-style-name="P2" draw:layer="layout" svg:x1="9.193cm" svg:y1="6.502cm" svg:x2="10.002cm" svg:y2="5.69cm">
          <text:p/>
        </draw:line>
        <draw:line draw:style-name="gr3" draw:text-style-name="P2" draw:layer="layout" svg:x1="9.33cm" svg:y1="6.502cm" svg:x2="10.002cm" svg:y2="5.831cm">
          <text:p/>
        </draw:line>
        <draw:line draw:style-name="gr3" draw:text-style-name="P2" draw:layer="layout" svg:x1="9.472cm" svg:y1="6.502cm" svg:x2="10.002cm" svg:y2="5.972cm">
          <text:p/>
        </draw:line>
        <draw:line draw:style-name="gr3" draw:text-style-name="P2" draw:layer="layout" svg:x1="9.613cm" svg:y1="6.502cm" svg:x2="10.002cm" svg:y2="6.113cm">
          <text:p/>
        </draw:line>
        <draw:line draw:style-name="gr3" draw:text-style-name="P2" draw:layer="layout" svg:x1="9.75cm" svg:y1="6.502cm" svg:x2="10.002cm" svg:y2="6.251cm">
          <text:p/>
        </draw:line>
        <draw:line draw:style-name="gr3" draw:text-style-name="P2" draw:layer="layout" svg:x1="9.891cm" svg:y1="6.502cm" svg:x2="10.002cm" svg:y2="6.392cm">
          <text:p/>
        </draw:line>
        <draw:frame draw:style-name="gr5" draw:text-style-name="P5" draw:layer="layout" svg:width="0.612cm" svg:height="0.938cm" svg:x="10.5cm" svg:y="4.362cm">
          <draw:text-box>
            <text:p text:style-name="P4">Q</text:p>
          </draw:text-box>
        </draw:frame>
        <draw:frame draw:style-name="gr6" draw:text-style-name="P5" draw:layer="layout" svg:width="9.4cm" svg:height="17.362cm" svg:x="1.8cm" svg:y="4.338cm">
          <draw:text-box>
            <text:p text:style-name="P4">Q</text:p>
          </draw:text-box>
        </draw:frame>
        <draw:frame draw:style-name="gr7" draw:text-style-name="P5" draw:layer="layout" svg:width="2.047cm" svg:height="1.721cm" svg:x="6.9cm" svg:y="8cm">
          <draw:text-box>
            <text:p>2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9-13T21:22:19.532565680</dc:date>
    <meta:editing-duration>PT31S</meta:editing-duration>
    <meta:editing-cycles>1</meta:editing-cycles>
    <meta:document-statistic meta:object-count="86"/>
    <meta:generator>LibreOffice/5.3.1.2$Linux_X86_64 LibreOffice_project/30m0$Build-2</meta:generator>
  </office:meta>
</office:document-meta>
</file>